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1.563cm"/>
    </style:style>
    <style:style style:name="Table1.E" style:family="table-column">
      <style:table-column-properties style:column-width="1.612cm"/>
    </style:style>
    <style:style style:name="Table1.F" style:family="table-column">
      <style:table-column-properties style:column-width="5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387cm" fo:margin-left="-0.026cm" fo:margin-top="0.522cm" fo:margin-bottom="0cm" table:align="left" style:writing-mode="lr-tb"/>
    </style:style>
    <style:style style:name="Table2.A" style:family="table-column">
      <style:table-column-properties style:column-width="2.388cm"/>
    </style:style>
    <style:style style:name="Table2.B" style:family="table-column">
      <style:table-column-properties style:column-width="4.163cm"/>
    </style:style>
    <style:style style:name="Table2.C" style:family="table-column">
      <style:table-column-properties style:column-width="3.644cm"/>
    </style:style>
    <style:style style:name="Table2.D" style:family="table-column">
      <style:table-column-properties style:column-width="3.575cm"/>
    </style:style>
    <style:style style:name="Table2.E" style:family="table-column">
      <style:table-column-properties style:column-width="3.616cm"/>
    </style:style>
    <style:style style:name="Table2.1" style:family="table-row">
      <style:table-row-properties style:min-row-height="1.118cm" fo:keep-together="auto"/>
    </style:style>
    <style:style style:name="Table2.A1" style:family="table-cell">
      <style:table-cell-properties style:vertical-align="top" fo:background-color="#5b9bd5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2.E1" style:family="table-cell">
      <style:table-cell-properties style:vertical-align="top" fo:background-color="#5b9bd5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2.A2" style:family="table-cell">
      <style:table-cell-properties style:vertical-align="top" fo:background-color="#d2deef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2.E2" style:family="table-cell">
      <style:table-cell-properties style:vertical-align="top" fo:background-color="#d2deef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2.3" style:family="table-row">
      <style:table-row-properties style:min-row-height="1.154cm" fo:keep-together="auto"/>
    </style:style>
    <style:style style:name="Table2.A3" style:family="table-cell">
      <style:table-cell-properties style:vertical-align="top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2.B3" style:family="table-cell">
      <style:table-cell-properties style:vertical-align="middle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2.E3" style:family="table-cell">
      <style:table-cell-properties style:vertical-align="top" fo:background-color="#eaeff7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2.A4" style:family="table-cell">
      <style:table-cell-properties style:vertical-align="top" fo:background-color="#d2deef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.E4" style:family="table-cell">
      <style:table-cell-properties style:vertical-align="top" fo:background-color="#d2deef" fo:padding="0cm" fo:border="0.5pt solid #ffffff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 style:list-style-name="WW8Num1">
      <style:text-properties fo:language="en" fo:country="US"/>
    </style:style>
    <style:style style:name="P5" style:family="paragraph" style:parent-style-name="Standard">
      <style:text-properties style:text-position="0% 100%" fo:language="en" fo:country="US"/>
    </style:style>
    <style:style style:name="P6" style:family="paragraph" style:parent-style-name="Standard" style:list-style-name="WW8Num1"/>
    <style:style style:name="P7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P8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WW8Num2" style:master-page-name="Standard">
      <style:paragraph-properties fo:margin-left="0.75cm" fo:margin-right="0cm" fo:text-indent="-0.75cm" style:auto-text-indent="false" style:page-number="auto">
        <style:tab-stops>
          <style:tab-stop style:position="0.75cm"/>
        </style:tab-stops>
      </style:paragraph-properties>
    </style:style>
    <style:style style:name="P10" style:family="paragraph" style:parent-style-name="Standard" style:list-style-name="">
      <style:paragraph-properties fo:margin-left="0cm" fo:margin-right="0cm" fo:text-indent="0cm" style:auto-text-indent="false"/>
    </style:style>
    <style:style style:name="P11" style:family="paragraph" style:parent-style-name="Standard" style:list-style-name="">
      <style:paragraph-properties fo:margin-left="0cm" fo:margin-right="0cm" fo:text-indent="0cm" style:auto-text-indent="false"/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">
      <style:paragraph-properties fo:margin-left="0cm" fo:margin-right="0cm" fo:text-indent="0cm" style:auto-text-indent="false"/>
      <style:text-properties fo:language="en" fo:country="US"/>
    </style:style>
    <style:style style:name="P13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language="de" fo:country="DE" fo:font-weight="bold" style:font-weight-asian="bold" style:font-weight-complex="bold"/>
    </style:style>
    <style:style style:name="P14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language="en" fo:country="US" fo:font-weight="bold" style:font-weight-asian="bold" style:font-weight-complex="bold"/>
    </style:style>
    <style:style style:name="P15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</style:style>
    <style:style style:name="P16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/>
    </style:style>
    <style:style style:name="P17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en" fo:country="US"/>
    </style:style>
    <style:style style:name="T10" style:family="text">
      <style:text-properties style:text-position="0% 100%" fo:language="en" fo:country="US"/>
    </style:style>
    <style:style style:name="T11" style:family="text">
      <style:text-properties fo:language="de" fo:country="DE" fo:font-weight="bold" style:font-weight-asian="bold" style:font-weight-complex="bold"/>
    </style:style>
    <style:style style:name="T12" style:family="text">
      <style:text-properties fo:language="de" fo:country="DE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de" fo:country="DE"/>
    </style:style>
    <style:style style:name="T15" style:family="text">
      <style:text-properties style:use-window-font-color="true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5940021945756634" text:style-name="WW8Num2">
        <text:list-item>
          <text:p text:style-name="P9"><text:span text:style-name="T3">Purpose</text:span><text:span text:style-name="T2">: </text:span></text:p>
        </text:list-item>
      </text:list>
      <text:p text:style-name="Standard">This test simulates the real traffic of the WR network, in order to measure the delay of the telegrams<text:span text:style-name="T2"> in each VLAN</text:span>.</text:p>
      <text:list xml:id="list165201309856022" text:continue-numbering="true" text:style-name="WW8Num2">
        <text:list-item>
          <text:p text:style-name="P7"><text:span text:style-name="T3">Explanation</text:span><text:span text:style-name="T2">: </text:span></text:p>
        </text:list-item>
      </text:list>
      <text:p text:style-name="Standard">The WR network contains the following traffic:</text:p>
      <text:p text:style-name="Standard">(1) DM VLAN broadcast 100Mbps 11 packets/100us (3-5 normal) <text:s text:c="9"/></text:p>
      <text:p text:style-name="Standard">(2) DM VLAN unicast 10Mbps 3 packets/300us + 2 B2B packets/10ms <text:s text:c="5"/></text:p>
      <text:p text:style-name="Standard">(3) B2B VLAN 10 packets/10ms totally 28 packets/s</text:p>
      <text:p text:style-name="Standard">(4) Low priority noise broadcast random 10Mbps</text:p>
      <text:p text:style-name="P3">Table 1. The list of the traffic for all VLA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VLAN name </text:p>
          </table:table-cell>
          <table:table-cell table:style-name="Table1.A1" office:value-type="string">
            <text:p text:style-name="P5">Type </text:p>
          </table:table-cell>
          <table:table-cell table:style-name="Table1.A1" office:value-type="string">
            <text:p text:style-name="P5">Payload length</text:p>
          </table:table-cell>
          <table:table-cell table:style-name="Table1.A1" office:value-type="string">
            <text:p text:style-name="Standard">VLAN ID</text:p>
          </table:table-cell>
          <table:table-cell table:style-name="Table1.A1" office:value-type="string">
            <text:p text:style-name="Standard">Priority</text:p>
          </table:table-cell>
          <table:table-cell table:style-name="Table1.F1" office:value-type="string">
            <text:p text:style-name="Standard">Traffic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5">110 bytes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7</text:p>
          </table:table-cell>
          <table:table-cell table:style-name="Table1.F1" office:value-type="string">
            <text:p text:style-name="Standard">100Mbps 11 packets/100us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unicast</text:p>
          </table:table-cell>
          <table:table-cell table:style-name="Table1.A1" office:value-type="string">
            <text:p text:style-name="P5">110 bytes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7</text:p>
          </table:table-cell>
          <table:table-cell table:style-name="Table1.F1" office:value-type="string">
            <text:p text:style-name="P10">10Mbps 3 packets/300us </text:p>
            <text:p text:style-name="Standard"><text:span text:style-name="T2">4packets/s </text:span>2 B2B packets/10ms</text:p>
          </table:table-cell>
        </table:table-row>
        <table:table-row table:style-name="Table1.1">
          <table:table-cell table:style-name="Table1.A1" office:value-type="string">
            <text:p text:style-name="Standard">B2B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5">110 bytes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6</text:p>
          </table:table-cell>
          <table:table-cell table:style-name="Table1.F1" office:value-type="string">
            <text:p text:style-name="Standard">28 packets<text:span text:style-name="T2">/</text:span>s 10 packets/10ms</text:p>
          </table:table-cell>
        </table:table-row>
        <table:table-row table:style-name="Table1.1">
          <table:table-cell table:style-name="Table1.A1" office:value-type="string">
            <text:p text:style-name="Standard">Other VLAN 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5">Random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5</text:p>
          </table:table-cell>
          <table:table-cell table:style-name="Table1.F1" office:value-type="string">
            <text:p text:style-name="Standard"><text:span text:style-name="T2">R</text:span>andom 10Mbps</text:p>
          </table:table-cell>
        </table:table-row>
      </table:table>
      <text:list xml:id="list165202447771899" text:continue-numbering="true" text:style-name="WW8Num2">
        <text:list-item>
          <text:p text:style-name="P8">Xena connection </text:p>
        </text:list-item>
      </text:list>
      <text:p text:style-name="P11">4 switches</text:p>
      <text:p text:style-name="P11">1st switch connects 6 xena ports: 0-0-0 to 0-0-5</text:p>
      <text:p text:style-name="P11">2nd switch connects 4 xena ports: 0-2-0 to 0-2-3</text:p>
      <text:p text:style-name="P11">3rd switch connects 4 xena ports: 0-2-4 to 0-2-5, 0-4-1 to 0-4-1</text:p>
      <text:p text:style-name="P11">4th switch connects 4 xena ports: 0-4-2 to 0-4-5</text:p>
      <text:p text:style-name="P11"/>
      <text:p text:style-name="P11">Xena port 0-0-0 produces DM VLAN packets. Broadcast: stream 0/0 Unicast: stream 0/1</text:p>
      <text:p text:style-name="P11">Xena port 0-4-4 produces low priority traffic. stream 0/4</text:p>
      <text:p text:style-name="P11">Xena port 0-4-5 produces B2B VLAN. Broadcast: stream 0/3 Unicast:stream 1/5</text:p>
      <text:list xml:id="list165202235541741" text:continue-numbering="true" text:style-name="WW8Num2">
        <text:list-item>
          <text:p text:style-name="P8">Steps</text:p>
        </text:list-item>
      </text:list>
      <text:list xml:id="list5562836147528981388" text:style-name="WW8Num3">
        <text:list-item>
          <text:p text:style-name="P13">Configuration of switches</text:p>
        </text:list-item>
      </text:list>
      <text:p text:style-name="Standard">1.Use PUTTY to login to the timing server timing@tsl006.acc.gsi.de </text:p>
      <text:p text:style-name="Standard">2.Login the wr switch root@wrip</text:p>
      <text:p text:style-name="Standard">3.Copy the VLAN_config.sh to the WR switch</text:p>
      <text:p text:style-name="Standard">4.Run ./VLAN_config.sh</text:p>
      <text:p text:style-name="Standard"><text:span text:style-name="T2">All ports of </text:span><text:span text:style-name="T12">four </text:span><text:span text:style-name="T2">switches belong to three VLANs.</text:span></text:p>
      <text:list xml:id="list165201590529990" text:continue-numbering="true" text:style-name="WW8Num3">
        <text:list-item>
          <text:p text:style-name="P14">Configuration of Xena 2G</text:p>
        </text:list-item>
      </text:list>
      <text:list xml:id="list7571850208473855325" text:style-name="WW8Num1">
        <text:list-item>
          <text:p text:style-name="P4">Open Xena2M</text:p>
        </text:list-item>
        <text:list-item>
          <text:p text:style-name="P6"><text:span text:style-name="T2">Load configuration file </text:span><text:span text:style-name="T2">C:\Users\localadmin_jbai\Desktop\WR_network_measurement\White-Rabbit-network-measurement\Network_simulation\WRnetwork_simulation_Xena_configuration\4 layer_dm_B2B_diff_layer_input/Xena2M_config.xmcfg</text:span></text:p>
        </text:list-item>
      </text:list>
      <text:list xml:id="list165201230483510" text:continue-list="list165202235541741" text:style-name="WW8Num2">
        <text:list-item>
          <text:p text:style-name="P8">Result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15"><text:span text:style-name="T14">Number of </text:span><text:span text:style-name="T13">WR switch</text:span></text:p>
          </table:table-cell>
          <table:table-cell table:style-name="Table2.A1" office:value-type="string">
            <text:p text:style-name="P16">DM VLAN Broadcast</text:p>
          </table:table-cell>
          <table:table-cell table:style-name="Table2.A1" office:value-type="string">
            <text:p text:style-name="P16">DM VLAN Unicast</text:p>
          </table:table-cell>
          <table:table-cell table:style-name="Table2.A1" office:value-type="string">
            <text:p text:style-name="P16">B2B VLAN</text:p>
          </table:table-cell>
          <table:table-cell table:style-name="Table2.E1" office:value-type="string">
            <text:p text:style-name="P17">Low priority VLAN</text:p>
          </table:table-cell>
        </table:table-row>
        <table:table-row table:style-name="Table2.1">
          <table:table-cell table:style-name="Table2.A2" office:value-type="string">
            <text:p text:style-name="P16">1 </text:p>
          </table:table-cell>
          <table:table-cell table:style-name="Table2.A2" office:value-type="string">
            <text:p text:style-name="P15"><text:span text:style-name="T15">1</text:span><text:span text:style-name="T13">6.270us ± 1</text:span><text:span text:style-name="T15">3.</text:span><text:span text:style-name="T13">590us</text:span></text:p>
          </table:table-cell>
          <table:table-cell table:style-name="Table2.A2" office:value-type="string">
            <text:p text:style-name="P15"><text:span text:style-name="T15">1</text:span><text:span text:style-name="T13">6.126us ± </text:span><text:span text:style-name="T15">1</text:span><text:span text:style-name="T13">3.398</text:span><text:span text:style-name="T15">u</text:span><text:span text:style-name="T13">s</text:span></text:p>
          </table:table-cell>
          <table:table-cell table:style-name="Table2.A2" office:value-type="string">
            <text:p text:style-name="P15"><text:span text:style-name="T13">29.861us ± </text:span><text:span text:style-name="T15">2</text:span><text:span text:style-name="T13">7.109us</text:span></text:p>
          </table:table-cell>
          <table:table-cell table:style-name="Table2.E2" office:value-type="string">
            <text:p text:style-name="P15"><text:span text:style-name="T13">33.838</text:span><text:span text:style-name="T15">us</text:span><text:span text:style-name="T13">±31.086</text:span><text:span text:style-name="T15">us</text:span></text:p>
          </table:table-cell>
        </table:table-row>
        <table:table-row table:style-name="Table2.3">
          <table:table-cell table:style-name="Table2.A3" office:value-type="string">
            <text:p text:style-name="P17">2 </text:p>
          </table:table-cell>
          <table:table-cell table:style-name="Table2.B3" office:value-type="string">
            <text:p text:style-name="P15"><text:span text:style-name="T15">1</text:span><text:span text:style-name="T13">7.825</text:span><text:span text:style-name="T15">us ± 13.</text:span><text:span text:style-name="T13">807</text:span><text:span text:style-name="T15">us</text:span></text:p>
          </table:table-cell>
          <table:table-cell table:style-name="Table2.A3" office:value-type="string">
            <text:p text:style-name="P15"><text:span text:style-name="T15">1</text:span><text:span text:style-name="T13">7.825us ± </text:span><text:span text:style-name="T15">13</text:span><text:span text:style-name="T13">.590</text:span><text:span text:style-name="T15">us</text:span></text:p>
          </table:table-cell>
          <table:table-cell table:style-name="Table2.A3" office:value-type="string">
            <text:p text:style-name="P16">32.074us ±27.157<text:span text:style-name="T2">us</text:span></text:p>
          </table:table-cell>
          <table:table-cell table:style-name="Table2.E3" office:value-type="string">
            <text:p text:style-name="P15"><text:span text:style-name="T15">3</text:span><text:span text:style-name="T13">8.320us±33.066</text:span><text:span text:style-name="T15">us</text:span></text:p>
          </table:table-cell>
        </table:table-row>
        <table:table-row table:style-name="Table2.1">
          <table:table-cell table:style-name="Table2.A4" office:value-type="string">
            <text:p text:style-name="P16">3 </text:p>
          </table:table-cell>
          <table:table-cell table:style-name="Table2.A4" office:value-type="string">
            <text:p text:style-name="P15"><text:span text:style-name="T13">20.688us ± </text:span><text:span text:style-name="T15">13.</text:span><text:span text:style-name="T13">951</text:span><text:span text:style-name="T15">us</text:span></text:p>
          </table:table-cell>
          <table:table-cell table:style-name="Table2.A4" office:value-type="string">
            <text:p text:style-name="P15"><text:span text:style-name="T15">20.</text:span><text:span text:style-name="T13">616us ± </text:span><text:span text:style-name="T15">13.</text:span><text:span text:style-name="T13">783</text:span><text:span text:style-name="T15">us</text:span></text:p>
          </table:table-cell>
          <table:table-cell table:style-name="Table2.A4" office:value-type="string">
            <text:p text:style-name="P15"><text:span text:style-name="T15">3</text:span><text:span text:style-name="T13">4.792us ± </text:span><text:span text:style-name="T15">2</text:span><text:span text:style-name="T13">7.133</text:span><text:span text:style-name="T15">us</text:span></text:p>
          </table:table-cell>
          <table:table-cell table:style-name="Table2.E4" office:value-type="string">
            <text:p text:style-name="P16">40.845us ± 32.954<text:span text:style-name="T2">us</text:span></text:p>
          </table:table-cell>
        </table:table-row>
        <table:table-row table:style-name="Table2.1"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23.502us ± 14.192<text:span text:style-name="T2">us</text:span></text:p>
          </table:table-cell>
          <table:table-cell table:style-name="Table2.A2" office:value-type="string">
            <text:p text:style-name="P16">23.358us ± 13.879<text:span text:style-name="T2">us</text:span></text:p>
          </table:table-cell>
          <table:table-cell table:style-name="Table2.A2" office:value-type="string">
            <text:p text:style-name="P16">38.167us ± 26.722<text:span text:style-name="T2">us</text:span></text:p>
          </table:table-cell>
          <table:table-cell table:style-name="Table2.E2" office:value-type="string">
            <text:p text:style-name="P16">44.526us ± 32.737<text:span text:style-name="T2">us</text:span></text:p>
          </table:table-cell>
        </table:table-row>
      </table:table>
      <text:p text:style-name="P1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roman" fo:font-size="10.5pt" fo:language="en" fo:country="US" style:font-name-asian="SimSun1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Calibri1" fo:font-family="Calibri" style:font-family-generic="decorative" fo:font-size="12pt" fo:language="en" fo:country="US" style:letter-kerning="true" style:font-name-asian="SimSun1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language="en" fo:country="US"/>
    </style:style>
    <style:style style:name="WW8Num2z0" style:family="text"/>
    <style:style style:name="WW8Num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7-11T15:46:24</meta:creation-date>
    <dc:creator>localadmin_jbai</dc:creator>
    <dc:date>2016-07-11T15:46:32</dc:date>
    <meta:document-statistic meta:table-count="2" meta:image-count="0" meta:object-count="0" meta:page-count="2" meta:paragraph-count="85" meta:word-count="323" meta:character-count="2093" meta:non-whitespace-character-count="1835"/>
    <meta:generator>LibreOffice/5.0.2.2$Windows_x86 LibreOffice_project/37b43f919e4de5eeaca9b9755ed688758a8251fe</meta:generator>
    <meta:user-defined meta:name="KSOProductBuildVer">1033-10.1.0.5552</meta:user-defined>
  </office:meta>
</office:document-meta>
</file>